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otted" svg:stroke-width="0.081cm" svg:stroke-color="#ff33ff" draw:marker-start-width="0.321cm" draw:marker-end-width="0.321cm" svg:stroke-opacity="95%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text-shadow="1pt 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652cm" svg:height="3.048cm" svg:x="2.286cm" svg:y="3.048cm">
          <text:p text:style-name="P1"><text:span text:style-name="T1">Introducción</text:span><text:span text:style-name="T2">:</text:span></text:p>
          <text:p text:style-name="P1"><text:span text:style-name="T2">- Mueve la cabeza de un lado a otro //</text:span></text:p>
          <text:p text:style-name="P1"><text:span text:style-name="T2">- LEDs de ojos parpadean //</text:span></text:p>
          <text:p text:style-name="P1"><text:span text:style-name="T2">- Nombre del niño *</text:span></text:p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652cm" svg:height="3.048cm" svg:x="2.286cm" svg:y="6.35cm">
          <text:p text:style-name="P1"><text:span text:style-name="T1">Saludar</text:span><text:span text:style-name="T2">:</text:span></text:p>
          <text:p text:style-name="P1"><text:span text:style-name="T2">- Saluda verbalmente*</text:span></text:p>
          <text:p text:style-name="P1"><text:span text:style-name="T2">//</text:span></text:p>
          <text:p text:style-name="P1"><text:span text:style-name="T2">- Saluda verbalmente + Mov. Braz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652cm" svg:height="3.302cm" svg:x="2.286cm" svg:y="9.652cm">
          <text:p text:style-name="P1"><text:span text:style-name="T1">Respuesta a atención:</text:span></text:p>
          <text:p text:style-name="P1"><text:span text:style-name="T2">- Mira a la derecha//</text:span></text:p>
          <text:p text:style-name="P1"><text:span text:style-name="T2">- Mira a la derecha + voz// </text:span></text:p>
          <text:p text:style-name="P1"><text:span text:style-name="T2">- Mira a la derecha + voz + Mov. Ma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652cm" svg:height="3.302cm" svg:x="2.286cm" svg:y="13.208cm">
          <text:p text:style-name="P1"><text:span text:style-name="T1">Imitación</text:span><text:span text:style-name="T2">:</text:span></text:p>
          <text:p text:style-name="P1"><text:span text:style-name="T2">Voz: Indicar “Haz (lento) esto”</text:span></text:p>
          <text:p text:style-name="P1"><text:span text:style-name="T2">- Voz + Levantar brazos//</text:span></text:p>
          <text:p text:style-name="P1"><text:span text:style-name="T2">- Voz + Brazos al frente// </text:span></text:p>
          <text:p text:style-name="P1"><text:span text:style-name="T2">- Voz + Tocar su cabez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652cm" svg:height="3.556cm" svg:x="16.256cm" svg:y="3.048cm">
          <text:p text:style-name="P1"><text:span text:style-name="T1">Anticipación social:</text:span></text:p>
          <text:p text:style-name="P1"><text:span text:style-name="T3">Voz1: “Donde está Adrian”</text:span></text:p>
          <text:p text:style-name="P1"><text:span text:style-name="T3">Voz2: “Aquí está (fmas fluido)” </text:span></text:p>
          <text:p text:style-name="P1"><text:span text:style-name="T3">(movimiento brazos abiertos) </text:span></text:p>
          <text:p text:style-name="P1"><text:span text:style-name="T3">- Se tapa los ojos + Voz1</text:span></text:p>
          <text:p text:style-name="P1"><text:span text:style-name="T3">- Se destapa + Voz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652cm" svg:height="2.794cm" svg:x="16.256cm" svg:y="6.858cm">
          <text:p text:style-name="P1"><text:span text:style-name="T1">Recibir/ Entregarl:</text:span></text:p>
          <text:p text:style-name="P1"><text:span text:style-name="T3">Voz1: “Dame” </text:span></text:p>
          <text:p text:style-name="P1"><text:span text:style-name="T3">- Estira el brazo + Voz1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652cm" svg:height="2.794cm" svg:x="16.31cm" svg:y="9.906cm">
          <text:p text:style-name="P1"><text:span text:style-name="T1">Recibir</text:span></text:p>
          <text:p text:style-name="P1"><text:span text:style-name="T3">Voz: “Dame” </text:span></text:p>
          <text:p text:style-name="P1"><text:span text:style-name="T3">- <text:s/>Voz + Estira brazo+ Abrir man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652cm" svg:height="3.302cm" svg:x="16.256cm" svg:y="13.208cm">
          <text:p text:style-name="P1"><text:span text:style-name="T1">Entregar:</text:span></text:p>
          <text:p text:style-name="P1"><text:span text:style-name="T3">Voz: “Toma” </text:span></text:p>
          <text:p text:style-name="P1"><text:span text:style-name="T3">- Cierra mano + junta la <text:s/>mano + </text:span></text:p>
          <text:p text:style-name="P1"><text:span text:style-name="T3">estira la mano + abre la mano + vo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652cm" svg:height="3.302cm" svg:x="2.286cm" svg:y="16.664cm">
          <text:p text:style-name="P1"><text:span text:style-name="T4">Sensor para pasar al siguiente módulo en </text:span></text:p>
          <text:p text:style-name="P1"><text:span text:style-name="T4">funcion a la respuesta</text:span></text:p>
          <text:p text:style-name="P1"><text:span text:style-name="T4">Grabar la voz (natural-robot)</text:span></text:p>
          <text:p text:style-name="P1"><text:span text:style-name="T4">Probar con un niño “regular”</text:span></text:p>
          <text:p text:style-name="P1"><text:span text:style-name="T4">Sensor derecho para repetirt item</text:span></text:p>
          <text:p text:style-name="P1"><text:span text:style-name="T4">Probar la cámara (superior) con aud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6:30:52.931399357</meta:creation-date>
    <dc:date>2018-02-10T13:39:10.712695921</dc:date>
    <meta:editing-duration>PT1H46M</meta:editing-duration>
    <meta:editing-cycles>5</meta:editing-cycles>
    <meta:generator>LibreOffice/4.2.8.2$Linux_X86_64 LibreOffice_project/420m0$Build-2</meta:generator>
    <meta:document-statistic meta:object-count="32"/>
  </office:meta>
</office:document-meta>
</file>